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svg:stroke-linecap="round" draw:fill-color="#0099ff" draw:opacity="50%" draw:opacity-name="" draw:textarea-horizontal-align="justify" draw:textarea-vertical-align="top" draw:auto-grow-height="false" fo:min-height="2.92cm" fo:min-width="6.92cm" fo:padding-top="0.165cm" fo:padding-bottom="0.165cm" fo:padding-left="0.29cm" fo:padding-right="0.29cm" draw:shadow="hidden" loext:softedge-radius="0.212cm"/>
      <style:paragraph-properties style:writing-mode="lr-tb"/>
    </style:style>
    <style:style style:name="gr2" style:family="graphic" style:parent-style-name="standard">
      <style:graphic-properties svg:stroke-width="0.081cm" draw:marker-start-width="0.321cm" draw:marker-end-width="0.321cm" svg:stroke-linecap="round" draw:fill-color="#0099ff" draw:opacity="50%" draw:opacity-name="" draw:textarea-horizontal-align="justify" draw:textarea-vertical-align="top" draw:auto-grow-height="false" fo:min-height="1.67cm" fo:min-width="2.92cm" fo:padding-top="0.165cm" fo:padding-bottom="0.165cm" fo:padding-left="0.29cm" fo:padding-right="0.29cm" draw:shadow="hidden" loext:softedge-radius="0.212cm"/>
      <style:paragraph-properties style:writing-mode="lr-tb"/>
    </style:style>
    <style:style style:name="gr3" style:family="graphic" style:parent-style-name="standard">
      <style:graphic-properties svg:stroke-width="0.081cm" draw:marker-start-width="0.321cm" draw:marker-end-width="0.321cm" svg:stroke-linecap="round" draw:fill-color="#0099ff" draw:opacity="50%" draw:opacity-name="" draw:textarea-horizontal-align="justify" draw:textarea-vertical-align="top" draw:auto-grow-height="false" fo:min-height="1.72cm" fo:min-width="2.92cm" fo:padding-top="0.165cm" fo:padding-bottom="0.165cm" fo:padding-left="0.29cm" fo:padding-right="0.29cm" draw:shadow="hidden" loext:softedge-radius="0.212cm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1.976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-color="#0099ff" draw:opacity="50%"/>
      <style:paragraph-properties fo:text-align="center" style:writing-mode="lr-tb"/>
      <style:text-properties fo:language="en" fo:country="U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T1" style:family="text">
      <style:text-properties fo:language="en" fo:country="US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5cm" svg:height="3.25cm" svg:x="6.45cm" svg:y="1.75cm">
          <text:p text:style-name="P1"><text:span text:style-name="T1"/></text:p>
          <text:p text:style-name="P1"><text:span text:style-name="T1">Create MDOFLOW 6</text:span></text:p>
          <text:p text:style-name="P1"><text:span text:style-name="T1">transport model</text:span></text:p>
          <text:p text:style-name="P1"><text:span text:style-name="T1">(flopy, GUI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5cm" svg:height="3.25cm" svg:x="6.55cm" svg:y="6cm">
          <text:p text:style-name="P1"><text:span text:style-name="T1"/></text:p>
          <text:p text:style-name="P1"><text:span text:style-name="T1">Clone model for each component (specie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cm" svg:x="2.25cm" svg:y="11.05cm">
          <text:p text:style-name="P1"><text:span text:style-name="T1">Model 1 </text:span></text:p>
          <text:p text:style-name="P1"><text:span text:style-name="T1">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cm" svg:height="2cm" svg:x="6cm" svg:y="11.05cm">
          <text:p text:style-name="P1"><text:span text:style-name="T1">Model 2 </text:span></text:p>
          <text:p text:style-name="P1"><text:span text:style-name="T1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cm" svg:height="2cm" svg:x="16cm" svg:y="11cm">
          <text:p text:style-name="P1"><text:span text:style-name="T1">Model n </text:span></text:p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5cm" svg:height="2.05cm" svg:x="9.75cm" svg:y="11cm">
          <text:p text:style-name="P1"><text:span text:style-name="T1">Model 3 </text:span></text:p>
          <text:p text:style-name="P1"><text:span text:style-name="T1">C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0.25cm" svg:y1="5.25cm" svg:x2="10.25cm" svg:y2="6cm">
          <text:p/>
        </draw:line>
        <draw:line draw:style-name="gr4" draw:text-style-name="P3" draw:layer="layout" svg:x1="10.25cm" svg:y1="5.237cm" svg:x2="10.25cm" svg:y2="5.987cm">
          <text:p/>
        </draw:line>
        <draw:line draw:style-name="gr4" draw:text-style-name="P3" draw:layer="layout" svg:x1="10.25cm" svg:y1="9.237cm" svg:x2="4.5cm" svg:y2="11cm">
          <text:p/>
        </draw:line>
        <draw:line draw:style-name="gr4" draw:text-style-name="P3" draw:layer="layout" svg:x1="10.264cm" svg:y1="9.232cm" svg:x2="8.25cm" svg:y2="11cm">
          <text:p/>
        </draw:line>
        <draw:line draw:style-name="gr4" draw:text-style-name="P3" draw:layer="layout" svg:x1="10.264cm" svg:y1="9.232cm" svg:x2="4.514cm" svg:y2="10.995cm">
          <text:p/>
        </draw:line>
        <draw:line draw:style-name="gr4" draw:text-style-name="P3" draw:layer="layout" svg:x1="10.278cm" svg:y1="9.219cm" svg:x2="11.75cm" svg:y2="11cm">
          <text:p/>
        </draw:line>
        <draw:line draw:style-name="gr4" draw:text-style-name="P3" draw:layer="layout" svg:x1="10.264cm" svg:y1="9.25cm" svg:x2="17.75cm" svg:y2="11cm">
          <text:p/>
        </draw:line>
        <draw:line draw:style-name="gr4" draw:text-style-name="P3" draw:layer="layout" svg:x1="10.278cm" svg:y1="9.219cm" svg:x2="14.5cm" svg:y2="11cm">
          <text:p/>
        </draw:line>
        <draw:frame draw:style-name="gr5" draw:text-style-name="P4" draw:layer="layout" svg:width="2.25cm" svg:height="2.226cm" svg:x="14cm" svg:y="11.024cm">
          <draw:text-box>
            <text:p><text:span text:style-name="T2">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2-28T07:59:30.959892702</meta:creation-date>
    <dc:date>2024-05-22T17:45:31.899116920</dc:date>
    <meta:editing-duration>PT25M57S</meta:editing-duration>
    <meta:editing-cycles>7</meta:editing-cycles>
    <meta:generator>LibreOffice/7.3.3.2$MacOSX_AARCH64 LibreOffice_project/d1d0ea68f081ee2800a922cac8f79445e4603348</meta:generator>
    <meta:document-statistic meta:object-count="15"/>
  </office:meta>
</office:document-meta>
</file>